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6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nceito</text:p>
          </table:table-cell>
          <table:table-cell table:style-name="Default" office:value-type="string">
            <text:p>Descriçã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E</text:p>
          </table:table-cell>
          <table:table-cell table:style-name="Default" office:value-type="string">
            <text:p>Conceito de entrada com o valor absoluto do sensor de distância esquerd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F</text:p>
          </table:table-cell>
          <table:table-cell table:style-name="Default" office:value-type="string">
            <text:p>Conceito de entrada com o valor absoluto do sensor de distância frontal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D</text:p>
          </table:table-cell>
          <table:table-cell table:style-name="Default" office:value-type="string">
            <text:p>Conceito de entrada com o valor absoluto do sensor de distância direit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DF</text:p>
          </table:table-cell>
          <table:table-cell table:style-name="Default" office:value-type="string">
            <text:p>Conceito de decisão representando a decisão de girar a roda direita para frente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DT</text:p>
          </table:table-cell>
          <table:table-cell table:style-name="Default" office:value-type="string">
            <text:p>Conceito de decisão representando a decisão de girar a roda direita para trás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EF</text:p>
          </table:table-cell>
          <table:table-cell table:style-name="Default" office:value-type="string">
            <text:p>Conceito de decisão representando a decisão de girar a roda esquerda para frente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ET</text:p>
          </table:table-cell>
          <table:table-cell table:style-name="Default" office:value-type="string">
            <text:p>Conceito de decisão representando a decisão de girar a roda esquerda para trás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D Out</text:p>
          </table:table-cell>
          <table:table-cell table:style-name="Default" office:value-type="string">
            <text:p>Conceito de saída com o valor absoluto do setpoint de pwm da roda direita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E Out</text:p>
          </table:table-cell>
          <table:table-cell table:style-name="Default" office:value-type="string">
            <text:p>Conceito de saída com o valor absoluto do setpoint de pwm da roda esquerda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>
            <text:p>Relações causais</text:p>
          </table:table-cell>
          <table:table-cell office:value-type="string">
            <text:p>Descrição</text:p>
          </table:table-cell>
          <table:table-cell office:value-type="string">
            <text:p>Intensidade</text:p>
          </table:table-cell>
          <table:table-cell office:value-type="string">
            <text:p>Valor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1</text:p>
          </table:table-cell>
          <table:table-cell office:value-type="string">
            <text:p>SD influencia GDF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4"/>
          <table:table-cell table:style-name="ce2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w2</text:p>
          </table:table-cell>
          <table:table-cell office:value-type="string">
            <text:p>SD influencia GEF</text:p>
          </table:table-cell>
          <table:table-cell office:value-type="string">
            <text:p>Média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3</text:p>
          </table:table-cell>
          <table:table-cell office:value-type="string">
            <text:p>SD influencia GE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4"/>
          <table:table-cell table:style-name="ce2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w4</text:p>
          </table:table-cell>
          <table:table-cell office:value-type="string">
            <text:p>SE influencia GEF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table:style-name="ce2"/>
          <table:table-cell table:style-name="ce1" table:number-columns-repeated="6"/>
          <table:table-cell table:number-columns-repeated="2"/>
        </table:table-row>
        <table:table-row table:style-name="ro1">
          <table:table-cell office:value-type="string">
            <text:p>w5</text:p>
          </table:table-cell>
          <table:table-cell office:value-type="string">
            <text:p>SE influencia GDF</text:p>
          </table:table-cell>
          <table:table-cell office:value-type="string">
            <text:p>Média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6</text:p>
          </table:table-cell>
          <table:table-cell office:value-type="string">
            <text:p>SE influencia GD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7</text:p>
          </table:table-cell>
          <table:table-cell office:value-type="string">
            <text:p>SF influencia GDF</text:p>
          </table:table-cell>
          <table:table-cell table:style-name="ce2" office:value-type="string">
            <text:p>Médio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8</text:p>
          </table:table-cell>
          <table:table-cell office:value-type="string">
            <text:p>SF influencia GDT</text:p>
          </table:table-cell>
          <table:table-cell office:value-type="string">
            <text:p>Fraca</text:p>
          </table:table-cell>
          <table:table-cell office:value-type="float" office:value="0.125">
            <text:p>0,12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9</text:p>
          </table:table-cell>
          <table:table-cell office:value-type="string">
            <text:p>SF influencia GEF</text:p>
          </table:table-cell>
          <table:table-cell office:value-type="string">
            <text:p>Médio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10</text:p>
          </table:table-cell>
          <table:table-cell office:value-type="string">
            <text:p>SF influencia GET</text:p>
          </table:table-cell>
          <table:table-cell office:value-type="string">
            <text:p>Fraca</text:p>
          </table:table-cell>
          <table:table-cell office:value-type="float" office:value="0.125">
            <text:p>0,125</text:p>
          </table:table-cell>
          <table:table-cell table:number-columns-repeated="13"/>
        </table:table-row>
        <table:table-row table:style-name="ro1">
          <table:table-cell office:value-type="string">
            <text:p>w11</text:p>
          </table:table-cell>
          <table:table-cell office:value-type="string">
            <text:p>GDF influencia RD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2</text:p>
          </table:table-cell>
          <table:table-cell office:value-type="string">
            <text:p>GDT influencia RD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3</text:p>
          </table:table-cell>
          <table:table-cell office:value-type="string">
            <text:p>GEF influencia RE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4</text:p>
          </table:table-cell>
          <table:table-cell office:value-type="string">
            <text:p>GET influencia RE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25/01/2012</text:date>, <text:time>14:5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25T13:33:33</meta:creation-date>
    <dc:date>2012-01-25T14:55:17</dc:date>
    <dc:creator>Júlio Nardelli</dc:creator>
    <meta:editing-duration>PT01H06M04S</meta:editing-duration>
    <meta:editing-cycles>12</meta:editing-cycles>
    <meta:generator>OpenOffice.org/3.2$Linux OpenOffice.org_project/320m12$Build-9483</meta:generator>
    <meta:document-statistic meta:table-count="3" meta:cell-count="80" meta:object-count="0"/>
  </office:meta>
</office:document-meta>
</file>